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style:contextual-spacing="true"/>
    </style:style>
    <style:style style:name="P2" style:family="paragraph" style:parent-style-name="Text_20_body">
      <style:paragraph-properties fo:margin-top="0cm" fo:margin-bottom="0.21cm" style:contextual-spacing="true"/>
      <style:text-properties fo:language="en" fo:country="US"/>
    </style:style>
    <style:style style:name="P3" style:family="paragraph" style:parent-style-name="Text_20_body">
      <style:paragraph-properties fo:margin-top="0cm" fo:margin-bottom="0.21cm" style:contextual-spacing="true"/>
      <style:text-properties fo:language="en" fo:country="US" officeooo:paragraph-rsid="001edf94"/>
    </style:style>
    <style:style style:name="P4" style:family="paragraph" style:parent-style-name="Text_20_body">
      <style:paragraph-properties fo:margin-top="0cm" fo:margin-bottom="0.21cm" style:contextual-spacing="true" fo:text-align="center" style:justify-single-word="false"/>
      <style:text-properties fo:language="en" fo:country="US" style:text-underline-style="solid" style:text-underline-width="auto" style:text-underline-color="font-color" officeooo:rsid="001edf94" officeooo:paragraph-rsid="001edf94"/>
    </style:style>
    <style:style style:name="P5" style:family="paragraph" style:parent-style-name="Text_20_body">
      <style:paragraph-properties fo:margin-top="0cm" fo:margin-bottom="0.21cm" style:contextual-spacing="true"/>
      <style:text-properties fo:language="en" fo:country="US" officeooo:rsid="00206e7c" officeooo:paragraph-rsid="00206e7c"/>
    </style:style>
    <style:style style:name="P6" style:family="paragraph" style:parent-style-name="Text_20_body">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7" style:family="paragraph" style:parent-style-name="Text_20_body">
      <style:paragraph-properties fo:margin-top="0cm" fo:margin-bottom="0.21cm" style:contextual-spacing="true"/>
      <style:text-properties style:text-line-through-style="none" officeooo:paragraph-rsid="0021d32b"/>
    </style:style>
    <style:style style:name="P8" style:family="paragraph" style:parent-style-name="Text_20_body">
      <style:paragraph-properties fo:margin-top="0cm" fo:margin-bottom="0.21cm" style:contextual-spacing="true"/>
      <style:text-properties style:text-line-through-style="none" fo:language="en" fo:country="US" officeooo:rsid="0022c0b4" officeooo:paragraph-rsid="0022c0b4"/>
    </style:style>
    <style:style style:name="P9" style:family="paragraph" style:parent-style-name="Text_20_body">
      <style:paragraph-properties fo:margin-top="0cm" fo:margin-bottom="0.21cm" style:contextual-spacing="true"/>
      <style:text-properties style:text-line-through-style="solid" fo:language="en" fo:country="US"/>
    </style:style>
    <style:style style:name="P10" style:family="paragraph" style:parent-style-name="Text_20_body" style:list-style-name="L1">
      <style:paragraph-properties fo:margin-top="0cm" fo:margin-bottom="0.21cm" style:contextual-spacing="true"/>
    </style:style>
    <style:style style:name="P11" style:family="paragraph" style:parent-style-name="Text_20_body" style:list-style-name="L1">
      <style:paragraph-properties fo:margin-top="0cm" fo:margin-bottom="0.21cm" style:contextual-spacing="true"/>
      <style:text-properties officeooo:paragraph-rsid="002a41b4"/>
    </style:style>
    <style:style style:name="P12" style:family="paragraph" style:parent-style-name="Text_20_body" style:list-style-name="L2">
      <style:paragraph-properties fo:margin-top="0cm" fo:margin-bottom="0.21cm" style:contextual-spacing="true"/>
      <style:text-properties fo:language="en" fo:country="US" officeooo:rsid="00206e7c" officeooo:paragraph-rsid="00206e7c"/>
    </style:style>
    <style:style style:name="P13" style:family="paragraph" style:parent-style-name="Text_20_body">
      <style:paragraph-properties fo:margin-top="0cm" fo:margin-bottom="0.21cm" style:contextual-spacing="true"/>
      <style:text-properties fo:language="en" fo:country="US" officeooo:rsid="00206e7c" officeooo:paragraph-rsid="002be757"/>
    </style:style>
    <style:style style:name="P14" style:family="paragraph" style:parent-style-name="Text_20_body" style:list-style-name="L3">
      <style:paragraph-properties fo:margin-top="0cm" fo:margin-bottom="0.21cm" style:contextual-spacing="true"/>
      <style:text-properties fo:language="en" fo:country="US"/>
    </style:style>
    <style:style style:name="P15" style:family="paragraph" style:parent-style-name="Text_20_body" style:list-style-name="L4">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16" style:family="paragraph" style:parent-style-name="Text_20_body" style:list-style-name="L4">
      <style:paragraph-properties fo:margin-top="0cm" fo:margin-bottom="0.21cm" style:contextual-spacing="true"/>
      <style:text-properties fo:font-size="12pt" fo:language="en" fo:country="US" fo:font-style="normal" officeooo:rsid="00206e7c" officeooo:paragraph-rsid="00206e7c" style:font-size-asian="12pt" style:font-style-asian="normal" style:font-size-complex="12pt" style:font-style-complex="normal"/>
    </style:style>
    <style:style style:name="P17" style:family="paragraph" style:parent-style-name="Text_20_body" style:list-style-name="L5">
      <style:paragraph-properties fo:margin-top="0cm" fo:margin-bottom="0.21cm" style:contextual-spacing="true"/>
      <style:text-properties style:text-line-through-style="none" fo:language="en" fo:country="US" officeooo:rsid="0021d32b" officeooo:paragraph-rsid="0021d32b"/>
    </style:style>
    <style:style style:name="P18" style:family="paragraph" style:parent-style-name="Text_20_body" style:list-style-name="L5">
      <style:paragraph-properties fo:margin-top="0cm" fo:margin-bottom="0.21cm" style:contextual-spacing="true"/>
      <style:text-properties style:text-line-through-style="none" fo:language="en" fo:country="US" officeooo:rsid="0022c0b4" officeooo:paragraph-rsid="0022c0b4"/>
    </style:style>
    <style:style style:name="P19" style:family="paragraph" style:parent-style-name="Text_20_body" style:list-style-name="L6">
      <style:paragraph-properties fo:margin-top="0cm" fo:margin-bottom="0.21cm" style:contextual-spacing="true"/>
      <style:text-properties style:text-line-through-style="none" fo:language="en" fo:country="US" officeooo:rsid="0022c0b4" officeooo:paragraph-rsid="0022c0b4"/>
    </style:style>
    <style:style style:name="P20" style:family="paragraph" style:parent-style-name="Text_20_body" style:list-style-name="L7">
      <style:paragraph-properties fo:margin-top="0cm" fo:margin-bottom="0.21cm" style:contextual-spacing="true"/>
      <style:text-properties style:text-line-through-style="none" fo:language="en" fo:country="US" officeooo:rsid="0022c0b4" officeooo:paragraph-rsid="0022c0b4"/>
    </style:style>
    <style:style style:name="P21" style:family="paragraph" style:parent-style-name="Text_20_body" style:list-style-name="L8">
      <style:paragraph-properties fo:margin-top="0cm" fo:margin-bottom="0.21cm" style:contextual-spacing="true"/>
      <style:text-properties style:text-line-through-style="none" fo:language="en" fo:country="US" officeooo:rsid="0022c0b4" officeooo:paragraph-rsid="0022c0b4"/>
    </style:style>
    <style:style style:name="P22" style:family="paragraph" style:parent-style-name="Text_20_body" style:list-style-name="L9">
      <style:paragraph-properties fo:margin-top="0cm" fo:margin-bottom="0.21cm" style:contextual-spacing="true"/>
      <style:text-properties style:text-line-through-style="none" fo:language="en" fo:country="US" officeooo:rsid="0022c0b4" officeooo:paragraph-rsid="0022c0b4"/>
    </style:style>
    <style:style style:name="P23" style:family="paragraph" style:parent-style-name="Text_20_body" style:list-style-name="L6">
      <style:paragraph-properties fo:margin-top="0cm" fo:margin-bottom="0.21cm" style:contextual-spacing="true"/>
      <style:text-properties style:text-line-through-style="none" fo:language="en" fo:country="US" officeooo:rsid="00297990" officeooo:paragraph-rsid="00297990"/>
    </style:style>
    <style:style style:name="P24" style:family="paragraph" style:parent-style-name="Text_20_body" style:list-style-name="L9">
      <style:paragraph-properties fo:margin-top="0cm" fo:margin-bottom="0.21cm" style:contextual-spacing="true"/>
      <style:text-properties style:text-line-through-style="none" fo:language="en" fo:country="US" officeooo:rsid="00297990" officeooo:paragraph-rsid="00297990"/>
    </style:style>
    <style:style style:name="P25" style:family="paragraph" style:parent-style-name="Text_20_body" style:list-style-name="L9">
      <style:paragraph-properties fo:margin-top="0cm" fo:margin-bottom="0.21cm" style:contextual-spacing="true"/>
      <style:text-properties style:text-line-through-style="none" fo:language="en" fo:country="US" officeooo:rsid="002410f0" officeooo:paragraph-rsid="00297990"/>
    </style:style>
    <style:style style:name="P26" style:family="paragraph" style:parent-style-name="Text_20_body" style:list-style-name="L9">
      <style:paragraph-properties fo:margin-top="0cm" fo:margin-bottom="0.21cm" style:contextual-spacing="true"/>
      <style:text-properties style:text-line-through-style="none" fo:language="en" fo:country="US" officeooo:rsid="002410f0" officeooo:paragraph-rsid="002410f0"/>
    </style:style>
    <style:style style:name="P27" style:family="paragraph" style:parent-style-name="Text_20_body">
      <style:paragraph-properties fo:margin-top="0cm" fo:margin-bottom="0.21cm" style:contextual-spacing="true"/>
      <style:text-properties style:text-line-through-style="none" fo:language="en" fo:country="US" officeooo:rsid="002410f0" officeooo:paragraph-rsid="002410f0"/>
    </style:style>
    <style:style style:name="P28" style:family="paragraph" style:parent-style-name="Text_20_body">
      <style:paragraph-properties fo:margin-top="0cm" fo:margin-bottom="0.21cm" style:contextual-spacing="true"/>
      <style:text-properties style:text-line-through-style="none" fo:language="en" fo:country="US" officeooo:rsid="002410f0" officeooo:paragraph-rsid="002be757"/>
    </style:style>
    <style:style style:name="P29" style:family="paragraph" style:parent-style-name="Text_20_body">
      <style:paragraph-properties fo:margin-top="0cm" fo:margin-bottom="0.21cm" style:contextual-spacing="true"/>
      <style:text-properties style:text-line-through-style="none" fo:language="en" fo:country="US" officeooo:rsid="002410f0" officeooo:paragraph-rsid="002c571e"/>
    </style:style>
    <style:style style:name="P30" style:family="paragraph" style:parent-style-name="Text_20_body" style:list-style-name="L8">
      <style:paragraph-properties fo:margin-top="0cm" fo:margin-bottom="0.21cm" style:contextual-spacing="true"/>
      <style:text-properties officeooo:paragraph-rsid="0022c0b4"/>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2be757" style:font-style-asian="italic" style:font-style-complex="italic"/>
    </style:style>
    <style:style style:name="T4" style:family="text">
      <style:text-properties fo:language="en" fo:country="US" officeooo:rsid="0021d32b"/>
    </style:style>
    <style:style style:name="T5" style:family="text">
      <style:text-properties fo:language="en" fo:country="US" fo:font-style="normal" style:font-style-asian="normal" style:font-style-complex="normal"/>
    </style:style>
    <style:style style:name="T6" style:family="text">
      <style:text-properties fo:language="en" fo:country="US" officeooo:rsid="0022c0b4"/>
    </style:style>
    <style:style style:name="T7" style:family="text">
      <style:text-properties fo:language="en" fo:country="US" officeooo:rsid="0025d793"/>
    </style:style>
    <style:style style:name="T8" style:family="text">
      <style:text-properties fo:language="en" fo:country="US" officeooo:rsid="0027851e"/>
    </style:style>
    <style:style style:name="T9" style:family="text">
      <style:text-properties fo:language="en" fo:country="US" officeooo:rsid="002a41b4"/>
    </style:style>
    <style:style style:name="T10" style:family="text">
      <style:text-properties fo:language="en" fo:country="US" officeooo:rsid="002be757"/>
    </style:style>
    <style:style style:name="T11" style:family="text">
      <style:text-properties fo:font-style="normal" officeooo:rsid="001edf94" style:font-style-asian="normal" style:font-style-complex="normal"/>
    </style:style>
    <style:style style:name="T12" style:family="text">
      <style:text-properties fo:font-style="normal" officeooo:rsid="002c92f6" style:font-style-asian="normal" style:font-style-complex="normal"/>
    </style:style>
    <style:style style:name="T13" style:family="text">
      <style:text-properties fo:font-size="14pt"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officeooo:rsid="001edf94" style:font-size-asian="14pt" style:font-style-asian="italic" style:font-size-complex="14pt" style:font-style-complex="italic"/>
    </style:style>
    <style:style style:name="T16" style:family="text">
      <style:text-properties fo:font-size="14pt" fo:font-style="italic" officeooo:rsid="002be757" style:font-size-asian="14pt" style:font-style-asian="italic" style:font-size-complex="14pt" style:font-style-complex="italic"/>
    </style:style>
    <style:style style:name="T17" style:family="text">
      <style:text-properties fo:font-size="14pt" fo:language="en" fo:country="US" fo:font-style="italic" style:font-size-asian="14pt" style:font-style-asian="italic" style:font-size-complex="14pt" style:font-style-complex="italic"/>
    </style:style>
    <style:style style:name="T18" style:family="text">
      <style:text-properties fo:font-size="14pt" fo:language="en" fo:country="US" fo:font-style="italic" officeooo:rsid="0021d32b" style:font-size-asian="14pt" style:font-style-asian="italic" style:font-size-complex="14pt" style:font-style-complex="italic"/>
    </style:style>
    <style:style style:name="T19"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0" style:family="text">
      <style:text-properties fo:font-size="14pt" fo:language="en" fo:country="US" style:font-size-asian="14pt" style:font-size-complex="14pt"/>
    </style:style>
    <style:style style:name="T21" style:family="text">
      <style:text-properties officeooo:rsid="001edf94"/>
    </style:style>
    <style:style style:name="T22" style:family="text">
      <style:text-properties fo:font-size="12pt" fo:font-style="normal" officeooo:rsid="001edf94" style:font-size-asian="12pt" style:font-style-asian="normal" style:font-size-complex="12pt" style:font-style-complex="normal"/>
    </style:style>
    <style:style style:name="T23" style:family="text">
      <style:text-properties fo:font-size="12pt" fo:font-style="normal" officeooo:rsid="00206e7c" style:font-size-asian="12pt" style:font-style-asian="normal" style:font-size-complex="12pt" style:font-style-complex="normal"/>
    </style:style>
    <style:style style:name="T24" style:family="text">
      <style:text-properties officeooo:rsid="00206e7c"/>
    </style:style>
    <style:style style:name="T25" style:family="text">
      <style:text-properties fo:language="en" fo:country="none" officeooo:rsid="0022c0b4"/>
    </style:style>
    <style:style style:name="T26" style:family="text">
      <style:text-properties style:text-line-through-style="none" fo:language="en" fo:country="US" officeooo:rsid="0022c0b4"/>
    </style:style>
    <style:style style:name="T27" style:family="text">
      <style:text-properties style:text-line-through-style="none" fo:language="en" fo:country="US" officeooo:rsid="0028ea34"/>
    </style:style>
    <style:style style:name="T28" style:family="text">
      <style:text-properties officeooo:rsid="0028ea34"/>
    </style:style>
    <style:style style:name="T29" style:family="text">
      <style:text-properties officeooo:rsid="00297990"/>
    </style:style>
    <style:style style:name="T30" style:family="text">
      <style:text-properties officeooo:rsid="002a41b4"/>
    </style:style>
    <style:style style:name="T31" style:family="text">
      <style:text-properties officeooo:rsid="002be757"/>
    </style:style>
    <style:style style:name="T32" style:family="text">
      <style:text-properties fo:font-style="italic" officeooo:rsid="002be757" style:font-style-asian="italic" style:font-style-complex="italic"/>
    </style:style>
    <style:style style:name="T33" style:family="text">
      <style:text-properties officeooo:rsid="002c571e"/>
    </style:style>
    <style:style style:name="T34" style:family="text">
      <style:text-properties officeooo:rsid="002c92f6"/>
    </style:style>
    <style:style style:name="T35" style:family="text">
      <style:text-properties officeooo:rsid="002d9ceb"/>
    </style:style>
    <style:style style:name="T36" style:family="text">
      <style:text-properties officeooo:rsid="002f8b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ecification of the Format Used for Serializing Java objects and Primitives</text:p>
      <text:p text:style-name="P2">Variables of primitive types:</text:p>
      <text:list xml:id="list7710282989114032429" text:style-name="L1">
        <text:list-item>
          <text:p text:style-name="P10"><text:span text:style-name="T17">byte</text:span><text:span text:style-name="T20">: </text:span><text:span text:style-name="T1"><text:s/></text:span><text:span text:style-name="T5">byte</text:span><text:span text:style-name="T1"> variable is simply represented by its value</text:span></text:p>
        </text:list-item>
        <text:list-item>
          <text:p text:style-name="P10"><text:span text:style-name="T14">short, int, long</text:span><text:span text:style-name="T13"> :</text:span> <text:span text:style-name="T1">each type is represented as consecutive bytes </text:span><text:span text:style-name="T9">in big-endian order </text:span><text:span text:style-name="T1">- <text:s/></text:span><text:span text:style-name="T2">short</text:span><text:span text:style-name="T1"> as two consecutive bytes, like as if the </text:span><text:span text:style-name="T2">short</text:span><text:span text:style-name="T1"> has been cut into two bytes where the most important bits are in the first byte. </text:span><text:span text:style-name="T2">int</text:span><text:span text:style-name="T1"> as four bytes and similarly, </text:span><text:span text:style-name="T2">long</text:span><text:span text:style-name="T1"> as eight bytes.</text:span></text:p>
        </text:list-item>
        <text:list-item>
          <text:p text:style-name="P11"><text:span text:style-name="T17">float, double</text:span><text:span text:style-name="T20">:</text:span><text:span text:style-name="T1"> float variable is at first converted to </text:span><text:span text:style-name="T9">the IEEE 754 format . Then, </text:span><text:span text:style-name="T10">this </text:span><text:span text:style-name="T3">float</text:span><text:span text:style-name="T10"> is looked upon as </text:span><text:span text:style-name="T1">an </text:span><text:span text:style-name="T2">int</text:span><text:span text:style-name="T1"> value containing the exactly same bits. The </text:span><text:span text:style-name="T2">int</text:span><text:span text:style-name="T1"> variable is then used for serialization. d</text:span><text:span text:style-name="T2">ouble</text:span><text:span text:style-name="T1"> is similarly converted to a </text:span><text:span text:style-name="T2">long</text:span><text:span text:style-name="T1"> variable.</text:span></text:p>
        </text:list-item>
        <text:list-item>
          <text:p text:style-name="P10"><text:span text:style-name="T17">char</text:span><text:span text:style-name="T1">: variables of </text:span><text:span text:style-name="T2">char</text:span><text:span text:style-name="T1"> type are handled the same way as </text:span><text:span text:style-name="T2">short</text:span><text:span text:style-name="T1"> variables</text:span></text:p>
        </text:list-item>
        <text:list-item>
          <text:p text:style-name="P10"><text:span text:style-name="T17">boolean</text:span><text:span text:style-name="T1">: </text:span><text:span text:style-name="T2">true</text:span><text:span text:style-name="T1"> is represented the same as a </text:span><text:span text:style-name="T2">byte</text:span><text:span text:style-name="T1"> varible of value 1, </text:span><text:span text:style-name="T2">false</text:span><text:span text:style-name="T1"> coresponds to zero </text:span><text:span text:style-name="T2">byte.</text:span></text:p>
        </text:list-item>
      </text:list>
      <text:p text:style-name="P3"><text:span text:style-name="T21">There is also an alternative way to serialize </text:span><text:span text:style-name="T15">int</text:span><text:span text:style-name="T21">s and </text:span><text:span text:style-name="T15">long</text:span><text:span text:style-name="T21">s. If it is used anywhere, it is explicitly noted so. </text:span><text:span text:style-name="T24">This serialization is optimized for small values stored in the variable. The procedure is:</text:span></text:p>
      <text:list xml:id="list2986083201588157911" text:style-name="L2">
        <text:list-item>
          <text:p text:style-name="P12">The int/long variable is parsed into 7-bit blocks, <text:span text:style-name="T30">starting</text:span> <text:span text:style-name="T30">at</text:span> the least-important bits side. </text:p>
        </text:list-item>
        <text:list-item>
          <text:p text:style-name="P12">A bit (set to 1) is added to the left (most-important) side of each block, thus creating a byte from each block. <text:span text:style-name="T35">The exception is the byte containg the most imortant bits of the original variable, where a zero bit is set, thus marking it is the final block.</text:span></text:p>
        </text:list-item>
        <text:list-item>
          <text:p text:style-name="P12">The bytes are <text:span text:style-name="T30">then </text:span>used <text:span text:style-name="T35">in the little endian order, ie. </text:span><text:span text:style-name="T36">t</text:span><text:span text:style-name="T35">he byte containing the least important bits is sent first. This allows for sending just the non-zero blocks of the variable.</text:span></text:p>
        </text:list-item>
      </text:list>
      <text:p text:style-name="P13"><text:span text:style-name="T16">Enum</text:span><text:span text:style-name="T31"> variables are represented by their ordinal value, which </text:span><text:span text:style-name="T34">is of</text:span><text:span text:style-name="T31"> </text:span><text:span text:style-name="T32">int </text:span><text:span text:style-name="T12">type.</text:span><text:span text:style-name="T31"> </text:span><text:span text:style-name="T34">The actual ordinal values for the Requests class are mentioned below.</text:span></text:p>
      <text:p text:style-name="P5"/>
      <text:p text:style-name="P2">The desciption of how reference types are handled follows.</text:p>
      <text:p text:style-name="P1"><text:span text:style-name="T19">String</text:span><text:span text:style-name="T1"> variables are handled in a special way. These steps are followed:</text:span></text:p>
      <text:list xml:id="list4974539649815780420" text:style-name="L3">
        <text:list-item>
          <text:p text:style-name="P14">String length (int value) is at the beginning. It is represented as a series of bytes, where each byte is of a special format: the first one has special values at the two leftmost bits – the left bit signalizes that the string is encoded in UTF8, the right signalises that another byte follows. The other six bits hold the actual data (the rightmost six bits of the int value). Next bytes are of this format: leftmost bit signalises that another byte follows, the other seven bits hold the actual data (bits 12+k*7 to 6+k*7, where k=number of byte in the sequence minus two). </text:p>
        </text:list-item>
        <text:list-item>
          <text:p text:style-name="P14">The actual String value is sent as chars, one <text:s/>by one. Each char is sent as consecutive bytes: if the char is smaller than 0x007F, just one byte is sent. If the char is greater than 0x007F but smaller than 0x07FF, the sent bytes equal (0xC0 | char &gt;&gt; 6 &amp; 0x1F) , (0x80 | char &amp; 0x3F) . Else, if the char is greater than 0x07FF, three bytes are sent: (0xE0 | char &gt;&gt; 12 &amp; 0x0F) , (0x80 | char &gt;&gt; 6 &amp; 0x3F) , (0x80 | char &amp; 0x3F) .</text:p>
        </text:list-item>
        <text:list-item>
          <text:p text:style-name="P14">If the String is known to be in ASCII format, a more efficient method is used. Each char is serialized as a byte, with the leftmost bit set to 0. The end of String is signalised as an extra byte at the end, with the value 0x80 .</text:p>
        </text:list-item>
      </text:list>
      <text:p text:style-name="P6"><text:span text:style-name="T21">Array</text:span><text:span text:style-name="T11"> </text:span><text:span text:style-name="T22">variables are serialized as the following items in succession:</text:span></text:p>
      <text:list xml:id="list491873214562958922" text:style-name="L4">
        <text:list-item>
          <text:p text:style-name="P15"><text:span text:style-name="T23">a</text:span><text:span text:style-name="T22">n </text:span><text:span text:style-name="T23">alternatively serialized integer noting the size of the array</text:span></text:p>
        </text:list-item>
        <text:list-item>
          <text:p text:style-name="P16">all the items in the array in their serialized forms (ordered the same way as in the source array)</text:p>
        </text:list-item>
      </text:list>
      <text:p text:style-name="P9"/>
      <text:p text:style-name="P7"><text:span text:style-name="T18">Other reference types</text:span><text:span text:style-name="T4"> are </text:span><text:span text:style-name="T8">never serialized in this application</text:span><text:span text:style-name="T4">, but there is one exception – the Database class (+ all the supporting classes present in Database.java), which is handled is a special way. </text:span><text:span text:style-name="T6">The serialization format of those classes follows - the items always come in succession, </text:span><text:span text:style-name="T8">with</text:span><text:span text:style-name="T6"> each one </text:span><text:span text:style-name="T8">being</text:span><text:span text:style-name="T6"> serialized </text:span><text:span text:style-name="T8">the </text:span><text:span text:style-name="T6">usual way.</text:span></text:p>
      <text:p text:style-name="P7"><text:span text:style-name="T4">D</text:span><text:span text:style-name="T7">B</text:span><text:span text:style-name="T4">lock:</text:span></text:p>
      <text:list xml:id="list7205445037494027279" text:style-name="L5">
        <text:list-item>
          <text:p text:style-name="P17"><text:soft-page-break/>int (the position in the hash collision list)</text:p>
        </text:list-item>
        <text:list-item>
          <text:p text:style-name="P17">int (reference count)</text:p>
        </text:list-item>
        <text:list-item>
          <text:p text:style-name="P17">int (block size)</text:p>
        </text:list-item>
        <text:list-item>
          <text:p text:style-name="P18">int (number of valid/used bytes)</text:p>
        </text:list-item>
        <text:list-item>
          <text:p text:style-name="P18"><text:span text:style-name="T28">long</text:span> (primary hash)</text:p>
        </text:list-item>
        <text:list-item>
          <text:p text:style-name="P18">String (secondary hash)</text:p>
        </text:list-item>
      </text:list>
      <text:p text:style-name="P8">DDirectory:</text:p>
      <text:list xml:id="list5333693440605540417" text:style-name="L6">
        <text:list-item>
          <text:p text:style-name="P19">String (name)</text:p>
        </text:list-item>
        <text:list-item>
          <text:p text:style-name="P19">int (number of items contained in the direcory)</text:p>
        </text:list-item>
        <text:list-item>
          <text:p text:style-name="P23">for every item contained in this directory:</text:p>
          <text:list>
            <text:list-item>
              <text:p text:style-name="P19">String (name)</text:p>
            </text:list-item>
            <text:list-item>
              <text:p text:style-name="P19">boolean (is it a directory?)</text:p>
            </text:list-item>
            <text:list-item>
              <text:p text:style-name="P19">the <text:span text:style-name="T29">actual</text:span> item <text:span text:style-name="T28">(DFile/DDirectory)</text:span></text:p>
            </text:list-item>
          </text:list>
        </text:list-item>
      </text:list>
      <text:p text:style-name="P8">DFile:</text:p>
      <text:list xml:id="list3413086834128671154" text:style-name="L7">
        <text:list-item>
          <text:p text:style-name="P20">String (name)</text:p>
        </text:list-item>
        <text:list-item>
          <text:p text:style-name="P20">int (number of versions)</text:p>
        </text:list-item>
        <text:list-item>
          <text:p text:style-name="P20">all the DVersions</text:p>
        </text:list-item>
      </text:list>
      <text:p text:style-name="P8">DVersion:</text:p>
      <text:list xml:id="list1689110589771207436" text:style-name="L8">
        <text:list-item>
          <text:p text:style-name="P30"><text:span text:style-name="T27">long</text:span><text:span text:style-name="T26"> (</text:span><text:span text:style-name="T27">date&amp;time as miliseconds since 01-JAN-1970, 00-00-00</text:span><text:span text:style-name="T25">)</text:span></text:p>
        </text:list-item>
        <text:list-item>
          <text:p text:style-name="P21">String (file name)</text:p>
        </text:list-item>
        <text:list-item>
          <text:p text:style-name="P21">int (block size)</text:p>
        </text:list-item>
        <text:list-item>
          <text:p text:style-name="P21">boolean (is it in a script form?)</text:p>
        </text:list-item>
        <text:list-item>
          <text:p text:style-name="P21">int (number of blocks)</text:p>
        </text:list-item>
        <text:list-item>
          <text:p text:style-name="P21">all the DBlocks</text:p>
        </text:list-item>
      </text:list>
      <text:p text:style-name="P8">Database:</text:p>
      <text:list xml:id="list7852800340481184102" text:style-name="L9">
        <text:list-item>
          <text:p text:style-name="P22">int (the upper limit on the number of consecutive versions saved as editational script)</text:p>
        </text:list-item>
        <text:list-item>
          <text:p text:style-name="P22">int (the number of present blocks)</text:p>
        </text:list-item>
        <text:list-item>
          <text:p text:style-name="P22">for each block:</text:p>
          <text:list>
            <text:list-item>
              <text:p text:style-name="P22">String (<text:span text:style-name="T29">the name of the file containing the block data</text:span>)</text:p>
            </text:list-item>
            <text:list-item>
              <text:p text:style-name="P22">the actual D<text:span text:style-name="T28">b</text:span>lock</text:p>
            </text:list-item>
          </text:list>
        </text:list-item>
        <text:list-item>
          <text:p text:style-name="P24">int (the number of distinct primary hash values used)</text:p>
        </text:list-item>
        <text:list-item>
          <text:p text:style-name="P24">all the primary hash values that are used – each as a long</text:p>
        </text:list-item>
        <text:list-item>
          <text:p text:style-name="P24">int (the number of distinct secondary hash values used)</text:p>
        </text:list-item>
        <text:list-item>
          <text:p text:style-name="P24">all the secondary hash values that are used – each as a String</text:p>
        </text:list-item>
        <text:list-item>
          <text:p text:style-name="P25">int (total number of regular files in the database)</text:p>
        </text:list-item>
        <text:list-item>
          <text:p text:style-name="P24">all the DFiles</text:p>
        </text:list-item>
        <text:list-item>
          <text:p text:style-name="P22">int (number of items in the root directory)</text:p>
        </text:list-item>
        <text:list-item>
          <text:p text:style-name="P22">for each item:</text:p>
          <text:list>
            <text:list-item>
              <text:p text:style-name="P26">String (name)</text:p>
            </text:list-item>
            <text:list-item>
              <text:p text:style-name="P26">boolean (is it a directory?)</text:p>
            </text:list-item>
            <text:list-item>
              <text:p text:style-name="P26">the actual item <text:span text:style-name="T29">(DFile/DDirectory)</text:span></text:p>
            </text:list-item>
          </text:list>
        </text:list-item>
      </text:list>
      <text:p text:style-name="P27"/>
      <text:p text:style-name="P28"><text:span text:style-name="T31">The </text:span><text:span text:style-name="T16">Requests</text:span><text:span text:style-name="T31"> enum class has the following ordering of its members:</text:span></text:p>
      <text:p text:style-name="P29"><text:span text:style-name="T31">0 = GET_DB, 1 = GET_LIGHT_DB, 2 = ITEM_EXISTS, </text:span><text:span text:style-name="T33">3 = CREAT_FILE, 4 = CREAT_VERS, 5 = CHECK_CHANGES, 6 = CREAT_DIR, 7 = DEL_VERS, 8 = GET_FILE, 9 = GET_ZIP, 10 = 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6T18:31:00.08</meta:creation-date>
    <dc:date>2013-04-02T11:52:01.79</dc:date>
    <meta:editing-duration>PT3H18M37S</meta:editing-duration>
    <meta:editing-cycles>19</meta:editing-cycles>
    <meta:generator>LibreOffice/4.0.1.2$Windows_x86 LibreOffice_project/84102822e3d61eb989ddd325abf1ac077904985</meta:generator>
    <meta:document-statistic meta:table-count="0" meta:image-count="0" meta:object-count="0" meta:page-count="2" meta:paragraph-count="65" meta:word-count="963" meta:character-count="5179" meta:non-whitespace-character-count="4321"/>
  </office:meta>
</office:document-meta>
</file>